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6943" officeooo:paragraph-rsid="00056943"/>
    </style:style>
    <style:style style:name="P2" style:family="paragraph" style:parent-style-name="Standard">
      <style:paragraph-properties fo:text-align="start" style:justify-single-word="false"/>
      <style:text-properties officeooo:rsid="00056943" officeooo:paragraph-rsid="00056943"/>
    </style:style>
    <style:style style:name="P3" style:family="paragraph" style:parent-style-name="Standard">
      <style:paragraph-properties fo:text-align="justify" style:justify-single-word="false"/>
      <style:text-properties officeooo:rsid="0005f51d" officeooo:paragraph-rsid="0005f51d"/>
    </style:style>
    <style:style style:name="P4" style:family="paragraph" style:parent-style-name="Standard">
      <style:paragraph-properties fo:text-align="start" style:justify-single-word="false"/>
      <style:text-properties officeooo:rsid="0005f51d" officeooo:paragraph-rsid="0007d0c9"/>
    </style:style>
    <style:style style:name="P5" style:family="paragraph" style:parent-style-name="Text_20_body">
      <style:text-properties officeooo:rsid="00056943" officeooo:paragraph-rsid="00056943"/>
    </style:style>
    <style:style style:name="P6" style:family="paragraph" style:parent-style-name="Title">
      <style:text-properties officeooo:paragraph-rsid="0007d0c9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56943" officeooo:paragraph-rsid="00056943"/>
    </style:style>
    <style:style style:name="P8" style:family="paragraph" style:parent-style-name="Standard">
      <style:paragraph-properties fo:text-align="justify" style:justify-single-word="false"/>
      <style:text-properties officeooo:paragraph-rsid="00082123"/>
    </style:style>
    <style:style style:name="P9" style:family="paragraph" style:parent-style-name="Text_20_body">
      <style:text-properties officeooo:rsid="00093f42" officeooo:paragraph-rsid="00093f42"/>
    </style:style>
    <style:style style:name="P10" style:family="paragraph" style:parent-style-name="Text_20_body">
      <style:text-properties officeooo:paragraph-rsid="000dc870"/>
    </style:style>
    <style:style style:name="P11" style:family="paragraph" style:parent-style-name="Text_20_body">
      <style:text-properties officeooo:rsid="000dc870" officeooo:paragraph-rsid="000dc870"/>
    </style:style>
    <style:style style:name="P12" style:family="paragraph" style:parent-style-name="Title">
      <style:text-properties officeooo:paragraph-rsid="000dc870"/>
    </style:style>
    <style:style style:name="T1" style:family="text">
      <style:text-properties officeooo:rsid="0006101a"/>
    </style:style>
    <style:style style:name="T2" style:family="text">
      <style:text-properties officeooo:rsid="0007d0c9"/>
    </style:style>
    <style:style style:name="T3" style:family="text">
      <style:text-properties officeooo:rsid="0006abe1"/>
    </style:style>
    <style:style style:name="T4" style:family="text">
      <style:text-properties officeooo:rsid="000dc8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es de Únidade – Live <text:span text:style-name="T2">1 do Eduardo Mendes</text:span></text:p>
      <text:p text:style-name="P4">Vídeo aula 01 – Testes com Python: <text:a xlink:type="simple" xlink:href="https://www.youtube.com/watch?v=5hL9T3jintE&amp;list=RDCMUCAaKeg-BocRqphErdtIUFFw&amp;index=2&amp;ab_channel=EduardoMendes" text:style-name="Internet_20_link" text:visited-style-name="Visited_20_Internet_20_Link">https://www.youtube.com/watch?v=5hL9T3jintE&amp;list=RDCMUCAaKeg-BocRqphErdtIUFFw&amp;index=2&amp;ab_channel=EduardoMendes</text:a> </text:p>
      <text:p text:style-name="Text_20_body"/>
      <text:p text:style-name="P9">Repositório com os códigos e slides: <text:a xlink:type="simple" xlink:href="https://github.com/dunossauro/live-de-python" text:style-name="Internet_20_link" text:visited-style-name="Visited_20_Internet_20_Link">https://github.com/dunossauro/live-de-python</text:a> </text:p>
      <text:p text:style-name="P8"><text:span text:style-name="T3">Estudar TDD em Python</text:span></text:p>
      <text:p text:style-name="Text_20_body"/>
      <text:p text:style-name="P12">Testes de Únidade – Live <text:span text:style-name="T4">4 do Eduardo Mendes </text:span></text:p>
      <text:p text:style-name="P11">Link: <text:a xlink:type="simple" xlink:href="https://www.youtube.com/watch?v=gQyUxKxUaEw&amp;ab_channel=EduardoMendes" text:style-name="Internet_20_link" text:visited-style-name="Visited_20_Internet_20_Link">https://www.youtube.com/watch?v=gQyUxKxUaEw&amp;ab_channel=EduardoMendes</text:a></text:p>
      <text:p text:style-name="P11"/>
      <text:p text:style-name="P10"/>
      <text:p text:style-name="P10"/>
      <text:p text:style-name="Title">Testes de Únidade – Live 75 do Eduardo Mendes</text:p>
      <text:p text:style-name="P2"><text:span text:style-name="T1">Para assistir </text:span>(Quando usar Testes de Unidade?): <text:a xlink:type="simple" xlink:href="https://www.youtube.com/watch?v=nGaiS2o1QRw&amp;ab_channel=EliasNogueira" text:style-name="Internet_20_link" text:visited-style-name="Visited_20_Internet_20_Link">https://www.youtube.com/watch?v=nGaiS2o1QRw&amp;ab_channel=EliasNogueira</text:a></text:p>
      <text:p text:style-name="P1"/>
      <text:p text:style-name="P3">Olhar slides do PDF 75</text:p>
      <text:h text:style-name="Heading_20_1" text:outline-level="1">xUnit-Style</text:h>
      <text:p text:style-name="P5">No python é chamado de Unittest</text:p>
      <text:p text:style-name="P1"/>
      <text:list xml:id="list1009871036" text:style-name="L1">
        <text:list-item>
          <text:p text:style-name="P7">Test case class</text:p>
          <text:list>
            <text:list-item>
              <text:p text:style-name="P7">Classe base para todas as classes de testes</text:p>
            </text:list-item>
          </text:list>
        </text:list-item>
        <text:list-item>
          <text:p text:style-name="P7">Test fixtures</text:p>
          <text:list>
            <text:list-item>
              <text:p text:style-name="P7">Funções que são executadas antes e depois <text:s/>da execução dos blocos do código de teste.</text:p>
            </text:list-item>
          </text:list>
        </text:list-item>
        <text:list-item>
          <text:p text:style-name="P7">Assertions</text:p>
          <text:list>
            <text:list-item>
              <text:p text:style-name="P7">Funções que testes o comportamento de algo</text:p>
            </text:list-item>
          </text:list>
        </text:list-item>
        <text:list-item>
          <text:p text:style-name="P7">Test runner</text:p>
          <text:list>
            <text:list-item>
              <text:p text:style-name="P7">Bloco de cógido que executa o conjunto de testes</text:p>
            </text:list-item>
          </text:list>
        </text:list-item>
      </text:list>
      <text:p text:style-name="P1"/>
      <text:p text:style-name="P3"><text:soft-page-break/>$ python -m unittest -v</text:p>
      <text:p text:style-name="P3">m = modulo</text:p>
      <text:p text:style-name="P3">v = verboso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17:24:26.590796852</meta:creation-date>
    <dc:date>2021-04-27T15:41:15.880623967</dc:date>
    <meta:editing-duration>PT1H31M4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130" meta:character-count="956" meta:non-whitespace-character-count="848"/>
  </office:meta>
</office:document-meta>
</file>